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OpenSymbol" svg:font-family="OpenSymbol" style:font-family-generic="system" style:font-pitch="variable"/>
  </office:font-face-decls>
  <office:automatic-styles>
    <style:style style:name="Table1" style:family="table">
      <style:table-properties style:width="17.59cm" fo:margin-left="0cm" table:align="left"/>
    </style:style>
    <style:style style:name="Table1.A" style:family="table-column">
      <style:table-column-properties style:column-width="3.205cm"/>
    </style:style>
    <style:style style:name="Table1.B" style:family="table-column">
      <style:table-column-properties style:column-width="14.385cm"/>
    </style:style>
    <style:style style:name="Table1.A1" style:family="table-cell">
      <style:table-cell-properties fo:padding="0.097cm" fo:border-left="0.25pt solid #000000" fo:border-right="none" fo:border-top="0.25pt solid #000000" fo:border-bottom="0.25pt solid #000000" style:writing-mode="lr-tb"/>
    </style:style>
    <style:style style:name="Table1.B1" style:family="table-cell">
      <style:table-cell-properties fo:padding="0.097cm" fo:border="0.25pt solid #000000" style:writing-mode="lr-tb"/>
    </style:style>
    <style:style style:name="Table1.A2" style:family="table-cell">
      <style:table-cell-properties fo:padding="0.097cm" fo:border-left="0.25pt solid #000000" fo:border-right="none" fo:border-top="none" fo:border-bottom="0.25pt solid #000000" style:writing-mode="lr-tb"/>
    </style:style>
    <style:style style:name="Table1.B2" style:family="table-cell">
      <style:table-cell-properties fo:padding="0.097cm" fo:border-left="0.25pt solid #000000" fo:border-right="0.25pt solid #000000" fo:border-top="none" fo:border-bottom="0.25pt solid #000000" style:writing-mode="lr-tb"/>
    </style:style>
    <style:style style:name="Table1.A11" style:family="table-cell">
      <style:table-cell-properties fo:padding="0.097cm" fo:border-left="0.25pt solid #000000" fo:border-right="none" fo:border-top="0.25pt solid #000000" fo:border-bottom="0.5pt solid #000000" style:writing-mode="lr-tb"/>
    </style:style>
    <style:style style:name="Table1.B11" style:family="table-cell">
      <style:table-cell-properties fo:padding="0.097cm" fo:border-left="0.25pt solid #000000" fo:border-right="0.25pt solid #000000" fo:border-top="0.25pt solid #000000" fo:border-bottom="0.5pt solid #000000" style:writing-mode="lr-tb"/>
    </style:style>
    <style:style style:name="Table1.A12" style:family="table-cell">
      <style:table-cell-properties fo:padding="0.097cm" fo:border-left="0.25pt solid #000000" fo:border-right="none" fo:border-top="0.5pt solid #000000" fo:border-bottom="0.5pt solid #000000" style:writing-mode="lr-tb"/>
    </style:style>
    <style:style style:name="Table1.B12" style:family="table-cell">
      <style:table-cell-properties fo:padding="0.097cm" fo:border-left="0.25pt solid #000000" fo:border-right="0.25pt solid #000000" fo:border-top="0.5pt solid #000000" fo:border-bottom="0.5pt solid #000000" style:writing-mode="lr-tb"/>
    </style:style>
    <style:style style:name="Table1.A15" style:family="table-cell">
      <style:table-cell-properties fo:padding="0.097cm" fo:border-left="0.25pt solid #000000" fo:border-right="none" fo:border-top="0.5pt solid #000000" fo:border-bottom="0.25pt solid #000000" style:writing-mode="lr-tb"/>
    </style:style>
    <style:style style:name="Table1.B15" style:family="table-cell">
      <style:table-cell-properties fo:padding="0.097cm" fo:border-left="0.25pt solid #000000" fo:border-right="0.25pt solid #000000" fo:border-top="0.5pt solid #000000" fo:border-bottom="0.25pt solid #000000" style:writing-mode="lr-tb"/>
    </style:style>
    <style:style style:name="P1" style:family="paragraph" style:parent-style-name="Standard">
      <style:text-properties fo:font-size="15pt" fo:font-weight="bold" style:font-size-asian="15pt" style:font-weight-asian="bold" style:font-size-complex="15pt"/>
    </style:style>
    <style:style style:name="P2" style:family="paragraph" style:parent-style-name="Standard">
      <style:text-properties fo:font-size="15pt" fo:font-weight="bold" style:font-size-asian="15pt" style:font-weight-asian="bold" style:font-size-complex="15pt" style:font-weight-complex="bold"/>
    </style:style>
    <style:style style:name="P3" style:family="paragraph" style:parent-style-name="Standard">
      <style:text-properties fo:color="#000000"/>
    </style:style>
    <style:style style:name="P4" style:family="paragraph" style:parent-style-name="Standard">
      <style:text-properties fo:color="#373e4d"/>
    </style:style>
    <style:style style:name="P5" style:family="paragraph" style:parent-style-name="Standard">
      <style:text-properties fo:font-weight="bold" style:font-weight-asian="bold" style:font-name-complex="Liberation Serif"/>
    </style:style>
    <style:style style:name="P6" style:family="paragraph" style:parent-style-name="Standard">
      <style:paragraph-properties fo:margin-left="1.905cm" fo:margin-right="0cm" fo:text-indent="0cm" style:auto-text-indent="false">
        <style:tab-stops/>
      </style:paragraph-properties>
    </style:style>
    <style:style style:name="P7" style:family="paragraph" style:parent-style-name="Standard">
      <style:paragraph-properties fo:margin-left="1.905cm" fo:margin-right="0cm" fo:text-indent="0cm" style:auto-text-indent="false">
        <style:tab-stops/>
      </style:paragraph-properties>
      <style:text-properties fo:font-size="15pt" fo:font-weight="bold" style:font-size-asian="15pt" style:font-weight-asian="bold" style:font-size-complex="15pt"/>
    </style:style>
    <style:style style:name="P8" style:family="paragraph" style:parent-style-name="Standard">
      <style:paragraph-properties fo:margin-left="1.905cm" fo:margin-right="0cm" fo:text-indent="0cm" style:auto-text-indent="false">
        <style:tab-stops/>
      </style:paragraph-properties>
      <style:text-properties style:font-name="Calibri Light" style:font-name-complex="Courier New"/>
    </style:style>
    <style:style style:name="P9" style:family="paragraph" style:parent-style-name="Normal">
      <style:paragraph-properties fo:margin-left="1.251cm" fo:margin-right="0cm" fo:text-indent="0cm" style:auto-text-indent="false">
        <style:tab-stops/>
      </style:paragraph-properties>
      <style:text-properties style:font-name="Calibri Light" fo:font-size="11pt" style:font-size-asian="11pt" style:font-name-complex="Courier New" style:font-size-complex="11pt"/>
    </style:style>
    <style:style style:name="P10" style:family="paragraph" style:parent-style-name="Normal">
      <style:paragraph-properties fo:margin-left="1.251cm" fo:margin-right="0cm" fo:text-indent="0cm" style:auto-text-indent="false">
        <style:tab-stops/>
      </style:paragraph-properties>
      <style:text-properties style:font-name="Calibri Light" fo:font-size="11pt" fo:font-weight="bold" style:font-size-asian="11pt" style:font-weight-asian="bold" style:font-name-complex="Courier New" style:font-size-complex="11pt"/>
    </style:style>
    <style:style style:name="P11" style:family="paragraph" style:parent-style-name="List_20_Paragraph">
      <style:paragraph-properties fo:margin-left="1.251cm" fo:margin-right="0cm" fo:text-indent="0cm" style:auto-text-indent="false">
        <style:tab-stops/>
      </style:paragraph-properties>
      <style:text-properties style:font-name="Calibri Light" fo:font-size="11pt" style:font-size-asian="11pt" style:font-name-complex="Courier New" style:font-size-complex="11pt"/>
    </style:style>
    <style:style style:name="P12" style:family="paragraph" style:parent-style-name="List_20_Paragraph">
      <style:paragraph-properties fo:margin-left="1.886cm" fo:margin-right="0cm" fo:text-indent="0cm" style:auto-text-indent="false">
        <style:tab-stops/>
      </style:paragraph-properties>
      <style:text-properties style:font-name="Calibri Light" fo:font-size="11pt" style:font-size-asian="11pt" style:font-name-complex="Courier New" style:font-size-complex="11pt"/>
    </style:style>
    <style:style style:name="P13" style:family="paragraph" style:parent-style-name="Standard" style:master-page-name="MP0">
      <style:paragraph-properties style:page-number="auto" fo:break-before="page"/>
      <style:text-properties fo:font-size="15pt" fo:font-weight="bold" style:font-size-asian="15pt" style:font-weight-asian="bold" style:font-size-complex="15pt" style:font-weight-complex="bold"/>
    </style:style>
    <style:style style:name="P14" style:family="paragraph" style:parent-style-name="Standard" style:list-style-name="L1"/>
    <style:style style:name="P15" style:family="paragraph" style:parent-style-name="Standard" style:list-style-name="L2"/>
    <style:style style:name="P16" style:family="paragraph" style:parent-style-name="Standard" style:list-style-name="L3"/>
    <style:style style:name="P17" style:family="paragraph" style:parent-style-name="Standard" style:list-style-name="L4"/>
    <style:style style:name="P18" style:family="paragraph" style:parent-style-name="Standard" style:list-style-name="L8"/>
    <style:style style:name="P19" style:family="paragraph" style:parent-style-name="Standard" style:list-style-name="L8">
      <style:text-properties style:font-name-complex="Liberation Serif"/>
    </style:style>
    <style:style style:name="P20" style:family="paragraph" style:parent-style-name="List_20_Paragraph" style:list-style-name="L5">
      <style:paragraph-properties fo:margin-top="0cm" fo:margin-bottom="0.423cm"/>
      <style:text-properties style:font-name="Liberation Serif" style:font-name-complex="Liberation Serif"/>
    </style:style>
    <style:style style:name="P21" style:family="paragraph" style:parent-style-name="List_20_Paragraph" style:list-style-name="L6">
      <style:paragraph-properties fo:margin-left="2.521cm" fo:margin-right="0cm" fo:text-indent="0cm" style:auto-text-indent="false">
        <style:tab-stops/>
      </style:paragraph-properties>
      <style:text-properties style:font-name="Calibri Light" fo:font-size="11pt" style:font-size-asian="11pt" style:font-name-complex="Courier New" style:font-size-complex="11pt"/>
    </style:style>
    <style:style style:name="P22" style:family="paragraph" style:parent-style-name="List_20_Paragraph" style:list-style-name="L8">
      <style:paragraph-properties fo:margin-left="2.521cm" fo:margin-right="0cm" fo:text-indent="0cm" style:auto-text-indent="false">
        <style:tab-stops/>
      </style:paragraph-properties>
      <style:text-properties style:font-name="Calibri Light" fo:font-size="11pt" style:font-size-asian="11pt" style:font-name-complex="Courier New" style:font-size-complex="11pt"/>
    </style:style>
    <style:style style:name="P23" style:family="paragraph" style:parent-style-name="List_20_Paragraph" style:list-style-name="L7">
      <style:paragraph-properties fo:margin-left="3.791cm" fo:margin-right="0cm" fo:text-indent="0cm" style:auto-text-indent="false">
        <style:tab-stops/>
      </style:paragraph-properties>
      <style:text-properties style:font-name="Calibri Light" fo:font-size="11pt" style:font-size-asian="11pt" style:font-name-complex="Courier New" style:font-size-complex="11pt"/>
    </style:style>
    <style:style style:name="P24" style:family="paragraph" style:parent-style-name="List_20_Paragraph" style:list-style-name="L9">
      <style:paragraph-properties fo:margin-left="1.886cm" fo:margin-right="0cm" fo:text-indent="0cm" style:auto-text-indent="false">
        <style:tab-stops/>
      </style:paragraph-properties>
      <style:text-properties style:font-name="Calibri Light" fo:font-size="11pt" style:font-size-asian="11pt" style:font-name-complex="Courier New" style:font-size-complex="11pt"/>
    </style:style>
    <style:style style:name="P25" style:family="paragraph" style:parent-style-name="List_20_Paragraph" style:list-style-name="L11">
      <style:paragraph-properties fo:margin-left="1.886cm" fo:margin-right="0cm" fo:text-indent="0cm" style:auto-text-indent="false">
        <style:tab-stops/>
      </style:paragraph-properties>
      <style:text-properties style:font-name="Calibri Light" fo:font-size="11pt" style:font-size-asian="11pt" style:font-name-complex="Courier New" style:font-size-complex="11pt"/>
    </style:style>
    <style:style style:name="P26" style:family="paragraph" style:parent-style-name="List_20_Paragraph" style:list-style-name="L9">
      <style:paragraph-properties fo:margin-left="2.648cm" fo:margin-right="0cm" fo:text-indent="0cm" style:auto-text-indent="false">
        <style:tab-stops/>
      </style:paragraph-properties>
      <style:text-properties style:font-name="Calibri Light" fo:font-size="11pt" style:font-size-asian="11pt" style:font-name-complex="Courier New" style:font-size-complex="11pt"/>
    </style:style>
    <style:style style:name="P27" style:family="paragraph" style:parent-style-name="List_20_Paragraph" style:list-style-name="L11">
      <style:paragraph-properties fo:margin-left="2.648cm" fo:margin-right="0cm" fo:text-indent="0cm" style:auto-text-indent="false">
        <style:tab-stops/>
      </style:paragraph-properties>
      <style:text-properties style:font-name="Calibri Light" fo:font-size="11pt" style:font-size-asian="11pt" style:font-name-complex="Courier New" style:font-size-complex="11pt"/>
    </style:style>
    <style:style style:name="P28" style:family="paragraph" style:parent-style-name="List_20_Paragraph" style:list-style-name="L10">
      <style:paragraph-properties fo:margin-left="3.156cm" fo:margin-right="0cm" fo:text-indent="0cm" style:auto-text-indent="false">
        <style:tab-stops/>
      </style:paragraph-properties>
      <style:text-properties style:font-name="Calibri Light" fo:font-size="11pt" style:font-size-asian="11pt" style:font-name-complex="Courier New" style:font-size-complex="11pt"/>
    </style:style>
    <style:style style:name="P29" style:family="paragraph" style:parent-style-name="List_20_Paragraph" style:list-style-name="L12">
      <style:paragraph-properties fo:margin-left="3.156cm" fo:margin-right="0cm" fo:text-indent="0cm" style:auto-text-indent="false">
        <style:tab-stops/>
      </style:paragraph-properties>
      <style:text-properties style:font-name="Calibri Light" fo:font-size="11pt" style:font-size-asian="11pt" style:font-name-complex="Courier New" style:font-size-complex="11pt"/>
    </style:style>
    <style:style style:name="T1" style:family="text">
      <style:text-properties style:font-name-complex="Liberation Serif"/>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1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2.66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3.42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4.31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5.20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6.09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6.98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7.87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Purpose</text:p>
      <text:p text:style-name="Standard">This document addresses requirements related to the Personal Fitness Tracking Application project.</text:p>
      <text:p text:style-name="Standard"/>
      <text:p text:style-name="P2">Scope</text:p>
      <text:p text:style-name="Standard">The scope of this project is limited to developing an application that that will:</text:p>
      <text:list xml:id="list761301644" text:style-name="L1">
        <text:list-item>
          <text:p text:style-name="P14">Allow the user to store information about a current workout session.</text:p>
        </text:list-item>
        <text:list-item>
          <text:p text:style-name="P14">Allow the user to compare two previous sessions.</text:p>
        </text:list-item>
      </text:list>
      <text:p text:style-name="Standard">Outside of the scope of this project:</text:p>
      <text:list xml:id="list134671953" text:style-name="L2">
        <text:list-item>
          <text:p text:style-name="P15">Collection of user data</text:p>
        </text:list-item>
        <text:list-item>
          <text:p text:style-name="P15">Analysis of workout data</text:p>
        </text:list-item>
      </text:list>
      <text:p text:style-name="P2">Definitions, Acronyms, and Abbreviations</text:p>
      <text:list xml:id="list902744656" text:style-name="L3">
        <text:list-item>
          <text:p text:style-name="P16">XML: Extensible Markup Language</text:p>
        </text:list-item>
        <text:list-item>
          <text:p text:style-name="P16">GUI: Graphical User Interface</text:p>
        </text:list-item>
        <text:list-item>
          <text:p text:style-name="P16"/>
        </text:list-item>
      </text:list>
      <text:p text:style-name="P2">Overview</text:p>
      <text:p text:style-name="P3">It has been determined that a person can be made more aware of their fitness progress if they have access to a personal fitness application to track their activities. The application would track workout sessions by date, and allow the user to compare details about two past workout sessions. The ability to directly compare two past workout sessions allows a person to note improvements or declines between workouts.</text:p>
      <text:p text:style-name="P4"/>
      <text:p text:style-name="P2">Description</text:p>
      <text:p text:style-name="Standard">This project will provide the user with an application with the following pages, accessible using a tab-based interface.</text:p>
      <text:list xml:id="list372136657" text:style-name="L4">
        <text:list-item>
          <text:p text:style-name="P17">Enter Session Information: Allows the user to choose whether to enter one of the following:</text:p>
          <text:list>
            <text:list-item>
              <text:p text:style-name="P17">A cardio activity with the following fields</text:p>
              <text:list>
                <text:list-item>
                  <text:p text:style-name="P17">name</text:p>
                </text:list-item>
                <text:list-item>
                  <text:p text:style-name="P17">time spent</text:p>
                </text:list-item>
                <text:list-item>
                  <text:p text:style-name="P17">date</text:p>
                </text:list-item>
              </text:list>
            </text:list-item>
            <text:list-item>
              <text:p text:style-name="P17">A Strength training activity with the following fields:</text:p>
              <text:list>
                <text:list-item>
                  <text:p text:style-name="P17">name</text:p>
                </text:list-item>
                <text:list-item>
                  <text:p text:style-name="P17">repetitions</text:p>
                </text:list-item>
                <text:list-item>
                  <text:p text:style-name="P17">weight</text:p>
                </text:list-item>
                <text:list-item>
                  <text:p text:style-name="P17">date</text:p>
                </text:list-item>
              </text:list>
            </text:list-item>
          </text:list>
        </text:list-item>
        <text:list-item>
          <text:p text:style-name="P17">Compare Sessions by Date: Allows the user to compare the activities performed on two different dates side by side.</text:p>
        </text:list-item>
      </text:list>
      <text:p text:style-name="P2"/>
      <text:p text:style-name="P2">Product Perspective</text:p>
      <text:p text:style-name="Standard">The application will include a tab-based interface to navigate between the two main functions for ease of use. The “Enter Activity” page will allow the user to choose to enter either a cardio activity or a strength training activity via a tabbed pane, or a drop-down menu. The “view sessions” pane will allow the user to compare the activities of two dates side by side.</text:p>
      <text:p text:style-name="Standard"/>
      <text:p text:style-name="Standard"/>
      <text:p text:style-name="Standard"/>
      <text:p text:style-name="Standard"><text:soft-page-break/></text:p>
      <text:p text:style-name="Standard"/>
      <text:p text:style-name="P2">Functional Requirements</text:p>
      <table:table table:name="Table1" table:style-name="Table1">
        <table:table-column table:style-name="Table1.A"/>
        <table:table-column table:style-name="Table1.B"/>
        <table:table-row>
          <table:table-cell table:style-name="Table1.A1" office:value-type="string">
            <text:p text:style-name="Table_20_Contents">Requirement ID</text:p>
          </table:table-cell>
          <table:table-cell table:style-name="Table1.B1" office:value-type="string">
            <text:p text:style-name="Table_20_Contents"/>
          </table:table-cell>
        </table:table-row>
        <table:table-row>
          <table:table-cell table:style-name="Table1.A2" office:value-type="string">
            <text:p text:style-name="Table_20_Contents">UI-1</text:p>
          </table:table-cell>
          <table:table-cell table:style-name="Table1.B2" office:value-type="string">
            <text:p text:style-name="Table_20_Contents">All windows have a common title: “Personal Fitness Tracker”</text:p>
          </table:table-cell>
        </table:table-row>
        <table:table-row>
          <table:table-cell table:style-name="Table1.A2" office:value-type="string">
            <text:p text:style-name="Table_20_Contents">UI-2</text:p>
          </table:table-cell>
          <table:table-cell table:style-name="Table1.B2" office:value-type="string">
            <text:p text:style-name="Table_20_Contents">UI must allow the user to easily choose between entering cardio/strength training session or comparing sessions by date.</text:p>
          </table:table-cell>
        </table:table-row>
        <table:table-row>
          <table:table-cell table:style-name="Table1.A2" office:value-type="string">
            <text:p text:style-name="Table_20_Contents">IF-1</text:p>
          </table:table-cell>
          <table:table-cell table:style-name="Table1.B2" office:value-type="string">
            <text:p text:style-name="Table_20_Contents">Application must allow the user to enter fitness session information</text:p>
          </table:table-cell>
        </table:table-row>
        <table:table-row>
          <table:table-cell table:style-name="Table1.A2" office:value-type="string">
            <text:p text:style-name="Table_20_Contents">IF-1.1</text:p>
          </table:table-cell>
          <table:table-cell table:style-name="Table1.B2" office:value-type="string">
            <text:p text:style-name="Table_20_Contents">Fitness session may be cardio sessions or strength training sessions</text:p>
          </table:table-cell>
        </table:table-row>
        <table:table-row>
          <table:table-cell table:style-name="Table1.A2" office:value-type="string">
            <text:p text:style-name="Table_20_Contents">IF-1.1.1</text:p>
          </table:table-cell>
          <table:table-cell table:style-name="Table1.B2" office:value-type="string">
            <text:p text:style-name="Table_20_Contents">Cardio sessions include the fields: date, time spent, activity name</text:p>
          </table:table-cell>
        </table:table-row>
        <table:table-row>
          <table:table-cell table:style-name="Table1.A2" office:value-type="string">
            <text:p text:style-name="Table_20_Contents">PIF-1.1.2</text:p>
          </table:table-cell>
          <table:table-cell table:style-name="Table1.B2" office:value-type="string">
            <text:p text:style-name="Table_20_Contents">Cardio session may include field: calories burned, distance travelled</text:p>
          </table:table-cell>
        </table:table-row>
        <table:table-row>
          <table:table-cell table:style-name="Table1.A2" office:value-type="string">
            <text:p text:style-name="Table_20_Contents">IF-1.1.3</text:p>
          </table:table-cell>
          <table:table-cell table:style-name="Table1.B2" office:value-type="string">
            <text:p text:style-name="Table_20_Contents">Strength training activities have fields: date, activity name, weight, repetitions</text:p>
          </table:table-cell>
        </table:table-row>
        <table:table-row>
          <table:table-cell table:style-name="Table1.A2" office:value-type="string">
            <text:p text:style-name="Table_20_Contents">IF-1.1.4</text:p>
          </table:table-cell>
          <table:table-cell table:style-name="Table1.B2" office:value-type="string">
            <text:p text:style-name="Table_20_Contents">Error message must be shown if invalid information is given</text:p>
          </table:table-cell>
        </table:table-row>
        <table:table-row>
          <table:table-cell table:style-name="Table1.A2" office:value-type="string">
            <text:p text:style-name="Table_20_Contents">IF-1.1.5</text:p>
          </table:table-cell>
          <table:table-cell table:style-name="Table1.B2" office:value-type="string">
            <text:p text:style-name="Table_20_Contents">Success message must be shown upon successful save</text:p>
          </table:table-cell>
        </table:table-row>
        <table:table-row>
          <table:table-cell table:style-name="Table1.A11" office:value-type="string">
            <text:p text:style-name="Table_20_Contents">IF-2</text:p>
          </table:table-cell>
          <table:table-cell table:style-name="Table1.B11" office:value-type="string">
            <text:p text:style-name="Table_20_Contents">Application must allow the user to view and compare the session of two specified dates</text:p>
          </table:table-cell>
        </table:table-row>
        <table:table-row>
          <table:table-cell table:style-name="Table1.A12" office:value-type="string">
            <text:p text:style-name="Table_20_Contents">IF-2.1</text:p>
          </table:table-cell>
          <table:table-cell table:style-name="Table1.B12" office:value-type="string">
            <text:p text:style-name="Table_20_Contents">Application must allow the user choose one or two dates to view</text:p>
          </table:table-cell>
        </table:table-row>
        <table:table-row>
          <table:table-cell table:style-name="Table1.A12" office:value-type="string">
            <text:p text:style-name="Table_20_Contents">IF-2.2</text:p>
          </table:table-cell>
          <table:table-cell table:style-name="Table1.B12" office:value-type="string">
            <text:p text:style-name="Table_20_Contents">If there are no recorded activities recorded on the selected date, the application must show the message “There are no recorded activities on this date”</text:p>
          </table:table-cell>
        </table:table-row>
        <table:table-row>
          <table:table-cell table:style-name="Table1.A12" office:value-type="string">
            <text:p text:style-name="Table_20_Contents">IF-2.3</text:p>
          </table:table-cell>
          <table:table-cell table:style-name="Table1.B12" office:value-type="string">
            <text:p text:style-name="Table_20_Contents">The application must show and error message if an invalid date is chosen</text:p>
          </table:table-cell>
        </table:table-row>
        <table:table-row>
          <table:table-cell table:style-name="Table1.A15" office:value-type="string">
            <text:p text:style-name="Table_20_Contents">IS-1</text:p>
          </table:table-cell>
          <table:table-cell table:style-name="Table1.B15" office:value-type="string">
            <text:p text:style-name="Table_20_Contents">The application must function and display properly on any system with java 7 or newer installed.</text:p>
          </table:table-cell>
        </table:table-row>
      </table:table>
      <text:p text:style-name="P6"/>
      <text:p text:style-name="P7"/>
      <text:p text:style-name="P1">Constraints and Non-Functional Requirements</text:p>
      <text:list xml:id="list1352746668" text:style-name="L5">
        <text:list-item>
          <text:p text:style-name="P20">Language constraint: This application will be built using Java.</text:p>
        </text:list-item>
        <text:list-item>
          <text:p text:style-name="P20">Platform constraint: This application will run anything that supports Java.</text:p>
        </text:list-item>
        <text:list-item>
          <text:p text:style-name="P20">Operating constraints: This project will have three people working on it until June 22nd, 2015 (which is approximately 5-6 weeks). There are strict deadlines along the way, so priorities of the three developers will adapt to meet these deadlines.</text:p>
        </text:list-item>
        <text:list-item>
          <text:p text:style-name="P20">Extensibility: There is plenty more room for the app to grow functionality (such as additional types of workouts, or data analysis). For this project, there will be only one version released, but there is potential modifiability and extensibility if there were more projects to expand it. </text:p>
        </text:list-item>
        <text:list-item>
          <text:p text:style-name="P20">Usability: it is planned to build a GUI that is user-friendly, by keeping the application simple and straightforward, with clearly labeled fields and pages.</text:p>
        </text:list-item>
      </text:list>
      <text:p text:style-name="P1"/>
      <text:p text:style-name="P1"><text:soft-page-break/></text:p>
      <text:p text:style-name="P1"/>
      <text:p text:style-name="P1">Use Case Specification</text:p>
      <text:p text:style-name="P9">Use Case #1: <text:s/>Enter cardio training workout details.</text:p>
      <text:p text:style-name="P9">Actor: User</text:p>
      <text:p text:style-name="P10">Main case:</text:p>
      <text:list xml:id="list828751136" text:style-name="L6">
        <text:list-item>
          <text:p text:style-name="P21">Precondition: User is on “Enter Cardio Training Workout Details” screen (sub-screen of “Enter Workout Details” screen.</text:p>
        </text:list-item>
        <text:list-item>
          <text:p text:style-name="P21">Basic Flow:</text:p>
        </text:list-item>
      </text:list>
      <text:list xml:id="list1323131859" text:style-name="L7">
        <text:list-item>
          <text:p text:style-name="P23">User chooses a date.</text:p>
        </text:list-item>
        <text:list-item>
          <text:p text:style-name="P23">User fills out “Name of Activity” field.</text:p>
        </text:list-item>
        <text:list-item>
          <text:p text:style-name="P23">User fills out “Time Spent” field.</text:p>
        </text:list-item>
        <text:list-item>
          <text:p text:style-name="P23">(Potentially added field): User fills out “Distance Travelled” field if applicable.</text:p>
        </text:list-item>
        <text:list-item>
          <text:p text:style-name="P23">User clicks “Save Workout” button.</text:p>
        </text:list-item>
        <text:list-item>
          <text:p text:style-name="P23">Workout details are added to the XML file, and a “Success” message is displayed to the user.</text:p>
        </text:list-item>
      </text:list>
      <text:list xml:id="list1459274096" text:style-name="L8">
        <text:list-item>
          <text:p text:style-name="P22">Post condition: Workout details are in XML file, and the entry is now searchable from the “Compare workout details” screen.</text:p>
        </text:list-item>
      </text:list>
      <text:p text:style-name="P10">Alternative Cases:</text:p>
      <text:list xml:id="list403719432" text:style-name="L9">
        <text:list-item>
          <text:p text:style-name="P24">User chooses date in the future.</text:p>
          <text:list>
            <text:list-item>
              <text:p text:style-name="P26">There will be an error message displayed that tells user to choose a date on or before today.</text:p>
            </text:list-item>
          </text:list>
        </text:list-item>
        <text:list-item>
          <text:p text:style-name="P24">User leaves “Name of Activity” field blank.</text:p>
          <text:list>
            <text:list-item>
              <text:p text:style-name="P26">There will be an error message displayed that tells user to fill out the “Name of Activity” field.<text:tab/></text:p>
            </text:list-item>
          </text:list>
        </text:list-item>
        <text:list-item>
          <text:p text:style-name="P24">User leaves “Time Spent” field blank.</text:p>
          <text:list>
            <text:list-item>
              <text:p text:style-name="P26">There will be an error message displayed that tells user to fill out the “Time Spent” field.</text:p>
            </text:list-item>
          </text:list>
        </text:list-item>
        <text:list-item>
          <text:p text:style-name="P24">User enters non-numeric characters in the “Time Spent” field.</text:p>
          <text:list>
            <text:list-item>
              <text:p text:style-name="P26">There will be an error message displayed that tells the user to only use numeric characters in the “Time Spent” field.</text:p>
            </text:list-item>
          </text:list>
        </text:list-item>
        <text:list-item>
          <text:p text:style-name="P24">(Potentially added field) User enters non-numeric characters in the “Distance Travelled” field.</text:p>
          <text:list>
            <text:list-item>
              <text:p text:style-name="P26">There will be an error message displayed that tells the user to only use numeric characters in the “Distance Travelled” field.</text:p>
            </text:list-item>
          </text:list>
        </text:list-item>
      </text:list>
      <text:p text:style-name="P12"/>
      <text:p text:style-name="P11"/>
      <text:p text:style-name="P9">Use Case #1: <text:s/>Enter strength training workout details.</text:p>
      <text:p text:style-name="P9">Actor: User</text:p>
      <text:p text:style-name="P10">Main case:</text:p>
      <text:list xml:id="list1978793892" text:style-name="L6">
        <text:list-item>
          <text:p text:style-name="P21">Precondition: User is on “Enter Strength Training Workout Details” screen (sub-screen of “Enter Workout Details” screen.</text:p>
        </text:list-item>
        <text:list-item>
          <text:p text:style-name="P21">Basic Flow:</text:p>
        </text:list-item>
      </text:list>
      <text:list xml:id="list1667753402" text:style-name="L10">
        <text:list-item>
          <text:p text:style-name="P28">User chooses a date.</text:p>
        </text:list-item>
        <text:list-item>
          <text:p text:style-name="P28">User fills out “Name of Activity” field.</text:p>
        </text:list-item>
        <text:list-item>
          <text:p text:style-name="P28">User fills out “Repetitions” field.</text:p>
        </text:list-item>
        <text:list-item>
          <text:p text:style-name="P28">User fills out “Weight lifted” field.</text:p>
        </text:list-item>
        <text:list-item>
          <text:p text:style-name="P28">User clicks “Save Workout” button.</text:p>
        </text:list-item>
        <text:list-item>
          <text:p text:style-name="P28">Workout details are added to the XML file, and a “Success” message is displayed to the user.</text:p>
        </text:list-item>
      </text:list>
      <text:list xml:id="list2084451025" text:style-name="L8">
        <text:list-item>
          <text:p text:style-name="P22"><text:soft-page-break/>Postcondition: Workout details are in XML file, and the entry is now searchable from the “Compare workout details” screen.</text:p>
        </text:list-item>
      </text:list>
      <text:p text:style-name="P10">Alternative Cases:</text:p>
      <text:list xml:id="list1738406965" text:style-name="L11">
        <text:list-item>
          <text:p text:style-name="P25">User chooses date in the future.</text:p>
          <text:list>
            <text:list-item>
              <text:p text:style-name="P27">There will be an error message displayed that tells user to choose a date on or before today.</text:p>
            </text:list-item>
          </text:list>
        </text:list-item>
        <text:list-item>
          <text:p text:style-name="P25">User leaves “Name of Activity” field blank.</text:p>
          <text:list>
            <text:list-item>
              <text:p text:style-name="P27">There will be an error message displayed that tells user to fill out the “Name of Activity” field.<text:tab/></text:p>
            </text:list-item>
          </text:list>
        </text:list-item>
        <text:list-item>
          <text:p text:style-name="P25">User leaves “Repetitions” field blank.</text:p>
          <text:list>
            <text:list-item>
              <text:p text:style-name="P27">There will be an error message displayed that tells user to fill out the “Repetitions” field.</text:p>
            </text:list-item>
          </text:list>
        </text:list-item>
        <text:list-item>
          <text:p text:style-name="P25">User enters non-numeric characters in the “Repetitions” field.</text:p>
          <text:list>
            <text:list-item>
              <text:p text:style-name="P27">There will be an error message displayed that tells the user to only use numeric characters in the “Repetitions” field.</text:p>
            </text:list-item>
          </text:list>
        </text:list-item>
        <text:list-item>
          <text:p text:style-name="P25">User leaves “Weight Lifted” field blank.</text:p>
          <text:list>
            <text:list-item>
              <text:p text:style-name="P27">There will be an error message displayed that tells user to fill out the “Weight Lifted” field.</text:p>
            </text:list-item>
          </text:list>
        </text:list-item>
        <text:list-item>
          <text:p text:style-name="P25">User enters non-numeric characters in the “Weight Lifted” field.</text:p>
          <text:list>
            <text:list-item>
              <text:p text:style-name="P27">There will be an error message displayed that tells the user to only use numeric characters in the “Weight Lifted” field.</text:p>
            </text:list-item>
          </text:list>
        </text:list-item>
      </text:list>
      <text:p text:style-name="P11"/>
      <text:p text:style-name="P11"/>
      <text:p text:style-name="P9">Use Case #3: <text:s/>Search workout by date.</text:p>
      <text:p text:style-name="P9">Actor: User</text:p>
      <text:p text:style-name="P10">Main case:</text:p>
      <text:list xml:id="list1260024455" text:style-name="L6">
        <text:list-item>
          <text:p text:style-name="P21">Precondition: User is on “Compare Workout Details” screen.</text:p>
        </text:list-item>
        <text:list-item>
          <text:p text:style-name="P21">Basic Flow:</text:p>
        </text:list-item>
      </text:list>
      <text:list xml:id="list1258491560" text:style-name="L12">
        <text:list-item>
          <text:p text:style-name="P29">User chooses a date.</text:p>
        </text:list-item>
        <text:list-item>
          <text:p text:style-name="P29">All activities performed on that date are displayed below.</text:p>
        </text:list-item>
      </text:list>
      <text:list xml:id="list304749585" text:style-name="L8">
        <text:list-item>
          <text:p text:style-name="P22">Post condition: User is able to view activities performed on a certain date.</text:p>
        </text:list-item>
      </text:list>
      <text:p text:style-name="P10">Alternative Cases:</text:p>
      <text:list xml:id="list836505093" text:style-name="L9">
        <text:list-item>
          <text:p text:style-name="P24">User chooses a date in the future.</text:p>
          <text:list>
            <text:list-item>
              <text:p text:style-name="P26">There will be an error message displayed that tells user to choose a date on or before today.</text:p>
            </text:list-item>
          </text:list>
        </text:list-item>
        <text:list-item>
          <text:p text:style-name="P24">User chooses a date that has no recorded activities.</text:p>
          <text:list>
            <text:list-item>
              <text:p text:style-name="P26">There will be a message displayed that tells user that there are no activities recorded for that date. </text:p>
            </text:list-item>
          </text:list>
        </text:list-item>
        <text:list-item>
          <text:p text:style-name="P24">User chooses no date.</text:p>
          <text:list>
            <text:list-item>
              <text:p text:style-name="P26">There will be an error message displayed that tells user that they need to choose a date. </text:p>
            </text:list-item>
          </text:list>
        </text:list-item>
      </text:list>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5">Functional Requirement Codes</text:p>
      <text:list xml:id="list553694112" text:style-name="L8">
        <text:list-item>
          <text:p text:style-name="P19">IF: Individual Functionality</text:p>
        </text:list-item>
        <text:list-item>
          <text:p text:style-name="P19">UI: User Interface</text:p>
        </text:list-item>
        <text:list-item>
          <text:p text:style-name="P19">PIF: Potential Individual Functionality</text:p>
        </text:list-item>
        <text:list-item>
          <text:p text:style-name="P18"><text:span text:style-name="Default_20_Paragraph_20_Font"><text:span text:style-name="T1">IS: Integrated System</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35cm" svg:stroke-color="#41719c" draw:stroke-linejoin="miter"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CA"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CA"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size-asian="14pt" style:font-size-complex="14pt" fo:hyphenate="false"/>
    </style:style>
    <style:style style:name="Text_20_body" style:display-name="Text body" style:family="paragraph" style:parent-style-name="Standard" style:class="text">
      <style:paragraph-properties fo:margin-top="0cm" fo:margin-bottom="0.212cm"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List_20_Paragraph" style:display-name="List Paragraph" style:family="paragraph" style:parent-style-name="Normal">
      <style:paragraph-properties fo:margin="100%" fo:margin-left="1.27cm" fo:margin-right="0cm" fo:orphans="2" fo:widows="2" fo:hyphenation-ladder-count="no-limit" fo:text-indent="0cm" style:auto-text-indent="false" style:vertical-align="auto">
        <style:tab-stops/>
      </style:paragraph-properties>
      <style:text-properties style:font-name="Calibri" fo:language="en" fo:country="US" style:letter-kerning="false" style:font-name-asian="Times New Roman" style:language-asian="en" style:country-asian="US" style:font-name-complex="Times New Roman" style:language-complex="ar" style:country-complex="SA" fo:hyphenate="true"/>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1LVL1" style:display-name="WW_CharLFO11LVL1" style:family="text">
      <style:text-properties style:font-name="Symbol"/>
    </style:style>
    <style:style style:name="WW_5f_CharLFO11LVL2" style:display-name="WW_CharLFO11LVL2" style:family="text">
      <style:text-properties style:font-name="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style>
    <style:style style:name="WW_5f_CharLFO11LVL9" style:display-name="WW_CharLFO11LVL9" style:family="text">
      <style:text-properties style:font-name="Wingdings"/>
    </style:style>
    <style:style style:name="WW_5f_CharLFO13LVL1" style:display-name="WW_CharLFO13LVL1" style:family="text">
      <style:text-properties style:font-name="Symbol"/>
    </style:style>
    <style:style style:name="WW_5f_CharLFO13LVL2" style:display-name="WW_CharLFO13LVL2" style:family="text">
      <style:text-properties style:font-name="Courier New"/>
    </style:style>
    <style:style style:name="WW_5f_CharLFO13LVL3" style:display-name="WW_CharLFO13LVL3" style:family="text">
      <style:text-properties style:font-name="Wingdings"/>
    </style:style>
    <style:style style:name="WW_5f_CharLFO13LVL4" style:display-name="WW_CharLFO13LVL4" style:family="text">
      <style:text-properties style:font-name="Symbol"/>
    </style:style>
    <style:style style:name="WW_5f_CharLFO13LVL5" style:display-name="WW_CharLFO13LVL5" style:family="text">
      <style:text-properties style:font-name="Courier New"/>
    </style:style>
    <style:style style:name="WW_5f_CharLFO13LVL6" style:display-name="WW_CharLFO13LVL6" style:family="text">
      <style:text-properties style:font-name="Wingdings"/>
    </style:style>
    <style:style style:name="WW_5f_CharLFO13LVL7" style:display-name="WW_CharLFO13LVL7" style:family="text">
      <style:text-properties style:font-name="Symbol"/>
    </style:style>
    <style:style style:name="WW_5f_CharLFO13LVL8" style:display-name="WW_CharLFO13LVL8" style:family="text">
      <style:text-properties style:font-name="Courier New"/>
    </style:style>
    <style:style style:name="WW_5f_CharLFO13LVL9" style:display-name="WW_CharLFO13LVL9" style:family="text">
      <style:text-properties style:font-name="Wingdings"/>
    </style:style>
    <style:style style:name="WW_5f_CharLFO18LVL1" style:display-name="WW_CharLFO18LVL1" style:family="text">
      <style:text-properties style:font-name="Symbol"/>
    </style:style>
    <style:style style:name="WW_5f_CharLFO18LVL2" style:display-name="WW_CharLFO18LVL2" style:family="text">
      <style:text-properties style:font-name="Courier New" style:font-name-complex="Courier New"/>
    </style:style>
    <style:style style:name="WW_5f_CharLFO18LVL3" style:display-name="WW_CharLFO18LVL3" style:family="text">
      <style:text-properties style:font-name="Wingdings"/>
    </style:style>
    <style:style style:name="WW_5f_CharLFO18LVL4" style:display-name="WW_CharLFO18LVL4" style:family="text">
      <style:text-properties style:font-name="Symbol"/>
    </style:style>
    <style:style style:name="WW_5f_CharLFO18LVL5" style:display-name="WW_CharLFO18LVL5" style:family="text">
      <style:text-properties style:font-name="Courier New" style:font-name-complex="Courier New"/>
    </style:style>
    <style:style style:name="WW_5f_CharLFO18LVL6" style:display-name="WW_CharLFO18LVL6" style:family="text">
      <style:text-properties style:font-name="Wingdings"/>
    </style:style>
    <style:style style:name="WW_5f_CharLFO18LVL7" style:display-name="WW_CharLFO18LVL7" style:family="text">
      <style:text-properties style:font-name="Symbol"/>
    </style:style>
    <style:style style:name="WW_5f_CharLFO18LVL8" style:display-name="WW_CharLFO18LVL8" style:family="text">
      <style:text-properties style:font-name="Courier New" style:font-name-complex="Courier New"/>
    </style:style>
    <style:style style:name="WW_5f_CharLFO18LVL9" style:display-name="WW_CharLFO18LVL9" style:family="text">
      <style:text-properties style:font-name="Wingdings"/>
    </style:style>
    <style:style style:name="WW_5f_CharLFO19LVL1" style:display-name="WW_CharLFO19LVL1" style:family="text">
      <style:text-properties style:font-name="Symbol"/>
    </style:style>
    <style:style style:name="WW_5f_CharLFO19LVL2" style:display-name="WW_CharLFO19LVL2" style:family="text">
      <style:text-properties style:font-name="Courier New" style:font-name-complex="Courier New"/>
    </style:style>
    <style:style style:name="WW_5f_CharLFO19LVL3" style:display-name="WW_CharLFO19LVL3" style:family="text">
      <style:text-properties style:font-name="Wingdings"/>
    </style:style>
    <style:style style:name="WW_5f_CharLFO19LVL4" style:display-name="WW_CharLFO19LVL4" style:family="text">
      <style:text-properties style:font-name="Symbol"/>
    </style:style>
    <style:style style:name="WW_5f_CharLFO19LVL5" style:display-name="WW_CharLFO19LVL5" style:family="text">
      <style:text-properties style:font-name="Courier New" style:font-name-complex="Courier New"/>
    </style:style>
    <style:style style:name="WW_5f_CharLFO19LVL6" style:display-name="WW_CharLFO19LVL6" style:family="text">
      <style:text-properties style:font-name="Wingdings"/>
    </style:style>
    <style:style style:name="WW_5f_CharLFO19LVL7" style:display-name="WW_CharLFO19LVL7" style:family="text">
      <style:text-properties style:font-name="Symbol"/>
    </style:style>
    <style:style style:name="WW_5f_CharLFO19LVL8" style:display-name="WW_CharLFO19LVL8" style:family="text">
      <style:text-properties style:font-name="Courier New" style:font-name-complex="Courier New"/>
    </style:style>
    <style:style style:name="WW_5f_CharLFO19LVL9" style:display-name="WW_CharLFO19LVL9" style:family="text">
      <style:text-properties style:font-name="Wingding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2cm"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Joel Goddard</meta:initial-creator>
    <dc:creator>root</dc:creator>
    <meta:creation-date>2015-05-08T14:01:00Z</meta:creation-date>
    <dc:date>2015-05-12T23:22:00Z</dc:date>
    <meta:editing-cycles>2</meta:editing-cycles>
    <meta:editing-duration>PT6120S</meta:editing-duration>
    <meta:document-statistic meta:table-count="1" meta:image-count="0" meta:object-count="0" meta:page-count="5" meta:paragraph-count="134" meta:word-count="1312" meta:character-count="7826" meta:non-whitespace-character-count="6717"/>
    <meta:template xlink:type="simple" xlink:actuate="onRequest" xlink:title="" xlink:href="../../../Downloads/Requirements.odt/Normal.dotm"/>
  </office:meta>
</office:document-meta>
</file>